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/>
    <style:font-face style:name="Liberation Serif1" svg:font-family="'Liberation Serif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officeooo:paragraph-rsid="000cc619" style:font-size-asian="10pt" style:font-name-complex="Courier New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paragraph-rsid="000cc619" style:font-size-asian="18pt" style:font-weight-asian="bold" style:font-size-complex="18pt"/>
    </style:style>
    <style:style style:name="P3" style:family="paragraph" style:parent-style-name="Standard">
      <style:paragraph-properties fo:text-align="center" style:justify-single-word="false"/>
      <style:text-properties fo:font-style="italic" officeooo:paragraph-rsid="000cc619" style:font-style-asian="italic"/>
    </style:style>
    <style:style style:name="P4" style:family="paragraph" style:parent-style-name="Standard">
      <style:text-properties fo:font-style="italic" style:text-underline-style="solid" style:text-underline-width="auto" style:text-underline-color="font-color" fo:font-weight="bold" officeooo:paragraph-rsid="000cc619" style:font-style-asian="italic" style:font-weight-asian="bold"/>
    </style:style>
    <style:style style:name="P5" style:family="paragraph" style:parent-style-name="Standard">
      <style:text-properties fo:font-size="14pt" style:text-underline-style="solid" style:text-underline-width="auto" style:text-underline-color="font-color" fo:font-weight="bold" officeooo:paragraph-rsid="000cc619" style:font-size-asian="14pt" style:font-weight-asian="bold" style:font-size-complex="14pt"/>
    </style:style>
    <style:style style:name="P6" style:family="paragraph" style:parent-style-name="Standard" style:list-style-name="WW8Num1">
      <style:text-properties fo:font-size="14pt" style:text-underline-style="none" fo:font-weight="bold" officeooo:rsid="001702db" officeooo:paragraph-rsid="000cc619" style:font-size-asian="14pt" style:font-weight-asian="bold" style:font-size-complex="14pt"/>
    </style:style>
    <style:style style:name="P7" style:family="paragraph" style:parent-style-name="Standard" style:list-style-name="WW8Num1">
      <style:text-properties fo:font-size="14pt" fo:font-weight="bold" officeooo:paragraph-rsid="000cc619" style:font-size-asian="14pt" style:font-weight-asian="bold" style:font-size-complex="14pt"/>
    </style:style>
    <style:style style:name="P8" style:family="paragraph" style:parent-style-name="Standard" style:list-style-name="WW8Num1">
      <style:text-properties fo:font-size="14pt" fo:font-weight="bold" officeooo:rsid="001c0930" officeooo:paragraph-rsid="000cc619" style:font-size-asian="14pt" style:font-weight-asian="bold" style:font-size-complex="14pt"/>
    </style:style>
    <style:style style:name="P9" style:family="paragraph" style:parent-style-name="Standard" style:list-style-name="WW8Num1">
      <style:text-properties fo:font-size="14pt" fo:font-weight="bold" officeooo:rsid="001702db" officeooo:paragraph-rsid="000cc619" style:font-size-asian="14pt" style:font-weight-asian="bold" style:font-size-complex="14pt"/>
    </style:style>
    <style:style style:name="P10" style:family="paragraph" style:parent-style-name="Standard">
      <style:text-properties fo:font-size="12pt" style:text-underline-style="solid" style:text-underline-width="auto" style:text-underline-color="font-color" fo:font-weight="bold" officeooo:paragraph-rsid="000cc619" style:font-size-asian="12pt" style:font-weight-asian="bold" style:font-size-complex="12pt"/>
    </style:style>
    <style:style style:name="P11" style:family="paragraph" style:parent-style-name="Standard">
      <style:text-properties style:text-underline-style="none" fo:font-weight="normal" officeooo:rsid="0027f2e3" officeooo:paragraph-rsid="000cc619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17a553" officeooo:paragraph-rsid="000cc619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1be8df" officeooo:paragraph-rsid="000cc619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18f5e8" officeooo:paragraph-rsid="000cc619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1c0930" officeooo:paragraph-rsid="000cc619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06ef41" officeooo:paragraph-rsid="000cc619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19e7a8" officeooo:paragraph-rsid="000cc619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07abbc" officeooo:paragraph-rsid="000cc619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1d1aff" officeooo:paragraph-rsid="000cc619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0ec80d" officeooo:paragraph-rsid="000ec80d" style:font-weight-asian="normal" style:font-weight-complex="normal"/>
    </style:style>
    <style:style style:name="P21" style:family="paragraph" style:parent-style-name="Standard" style:list-style-name="L1">
      <loext:graphic-properties draw:fill="none"/>
      <style:paragraph-properties fo:background-color="transparent"/>
      <style:text-properties style:text-underline-style="none" fo:font-weight="normal" officeooo:rsid="001087d0" officeooo:paragraph-rsid="001087d0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1087d0" officeooo:paragraph-rsid="001087d0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10ae17" officeooo:paragraph-rsid="0010ae17" style:font-weight-asian="normal" style:font-weight-complex="normal"/>
    </style:style>
    <style:style style:name="P24" style:family="paragraph" style:parent-style-name="Standard">
      <style:text-properties style:text-underline-style="solid" style:text-underline-width="auto" style:text-underline-color="font-color" fo:font-weight="bold" officeooo:rsid="001be8df" officeooo:paragraph-rsid="000cc619" style:font-weight-asian="bold"/>
    </style:style>
    <style:style style:name="P25" style:family="paragraph" style:parent-style-name="Standard">
      <style:text-properties style:text-underline-style="solid" style:text-underline-width="auto" style:text-underline-color="font-color" fo:font-weight="bold" officeooo:rsid="001c0930" officeooo:paragraph-rsid="000cc619" style:font-weight-asian="bold"/>
    </style:style>
    <style:style style:name="P26" style:family="paragraph" style:parent-style-name="Standard">
      <style:text-properties style:text-underline-style="solid" style:text-underline-width="auto" style:text-underline-color="font-color" fo:font-weight="bold" officeooo:paragraph-rsid="000cc619" style:font-weight-asian="bold"/>
    </style:style>
    <style:style style:name="P27" style:family="paragraph" style:parent-style-name="Standard">
      <style:text-properties officeooo:rsid="0027f2e3" officeooo:paragraph-rsid="000cc619"/>
    </style:style>
    <style:style style:name="P28" style:family="paragraph" style:parent-style-name="Standard" style:list-style-name="L1">
      <loext:graphic-properties draw:fill="none"/>
      <style:paragraph-properties fo:background-color="transparent"/>
      <style:text-properties officeooo:paragraph-rsid="000cc619"/>
    </style:style>
    <style:style style:name="P29" style:family="paragraph" style:parent-style-name="Standard">
      <style:text-properties officeooo:paragraph-rsid="000cc619"/>
    </style:style>
    <style:style style:name="P30" style:family="paragraph" style:parent-style-name="Standard">
      <style:text-properties officeooo:rsid="001087d0" officeooo:paragraph-rsid="001087d0"/>
    </style:style>
    <style:style style:name="P31" style:family="paragraph" style:parent-style-name="Standard">
      <style:paragraph-properties fo:margin-left="1.905cm" fo:margin-right="2.223cm" fo:text-align="center" style:justify-single-word="false" fo:text-indent="0cm" style:auto-text-indent="false">
        <style:tab-stops>
          <style:tab-stop style:position="0.635cm"/>
        </style:tab-stops>
      </style:paragraph-properties>
      <style:text-properties officeooo:paragraph-rsid="000cc619"/>
    </style:style>
    <style:style style:name="P32" style:family="paragraph" style:parent-style-name="Standard">
      <loext:graphic-properties draw:fill="none"/>
      <style:paragraph-properties fo:margin-left="6.8cm" fo:margin-right="0cm" fo:text-indent="-6.8cm" style:auto-text-indent="false" fo:background-color="transparent">
        <style:tab-stops>
          <style:tab-stop style:position="8.802cm"/>
          <style:tab-stop style:position="9.611cm"/>
        </style:tab-stops>
      </style:paragraph-properties>
      <style:text-properties style:font-name="Courier New" fo:font-size="9pt" style:text-underline-style="none" fo:font-weight="normal" officeooo:rsid="001e6eba" officeooo:paragraph-rsid="000cc619" style:font-size-asian="9pt" style:font-weight-asian="normal" style:font-name-complex="Courier New" style:font-size-complex="9pt" style:font-weight-complex="normal"/>
    </style:style>
    <style:style style:name="P33" style:family="paragraph" style:parent-style-name="Standard">
      <loext:graphic-properties draw:fill="none"/>
      <style:paragraph-properties fo:margin-left="6.8cm" fo:margin-right="0cm" fo:text-indent="-6.8cm" style:auto-text-indent="false" fo:background-color="transparent">
        <style:tab-stops>
          <style:tab-stop style:position="8.802cm"/>
          <style:tab-stop style:position="9.611cm"/>
        </style:tab-stops>
      </style:paragraph-properties>
      <style:text-properties style:font-name="Liberation Serif1" fo:font-size="9pt" style:text-underline-style="none" fo:font-weight="normal" officeooo:rsid="0017a553" officeooo:paragraph-rsid="000cc619" style:font-size-asian="9pt" style:font-weight-asian="normal" style:font-name-complex="Courier New" style:font-size-complex="9pt" style:font-weight-complex="normal"/>
    </style:style>
    <style:style style:name="P34" style:family="paragraph" style:parent-style-name="Standard">
      <loext:graphic-properties draw:fill="none"/>
      <style:paragraph-properties fo:margin-left="6.8cm" fo:margin-right="0cm" fo:text-indent="-6.8cm" style:auto-text-indent="false" fo:background-color="transparent">
        <style:tab-stops>
          <style:tab-stop style:position="8.802cm"/>
          <style:tab-stop style:position="9.611cm"/>
        </style:tab-stops>
      </style:paragraph-properties>
      <style:text-properties style:font-name="Liberation Serif1" fo:font-size="12pt" style:text-underline-style="none" fo:font-weight="normal" officeooo:rsid="001e6eba" officeooo:paragraph-rsid="000cc619" style:font-size-asian="12pt" style:font-weight-asian="normal" style:font-name-complex="Courier New" style:font-size-complex="12pt" style:font-weight-complex="normal"/>
    </style:style>
    <style:style style:name="P35" style:family="paragraph" style:parent-style-name="Standard" style:master-page-name="Standard">
      <style:paragraph-properties fo:text-align="center" style:justify-single-word="false" style:page-number="auto"/>
      <style:text-properties fo:font-size="18pt" style:text-underline-style="solid" style:text-underline-width="auto" style:text-underline-color="font-color" fo:font-weight="bold" officeooo:paragraph-rsid="000cc619" style:font-size-asian="18pt" style:font-weight-asian="bold" style:font-size-complex="18pt"/>
    </style:style>
    <style:style style:name="T1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2" style:family="text">
      <style:text-properties fo:font-size="18pt" style:text-underline-style="solid" style:text-underline-width="auto" style:text-underline-color="font-color" fo:font-weight="bold" officeooo:rsid="000cc619" style:font-size-asian="18pt" style:font-weight-asian="bold" style:font-size-complex="18pt"/>
    </style:style>
    <style:style style:name="T3" style:family="text">
      <style:text-properties officeooo:rsid="00143374"/>
    </style:style>
    <style:style style:name="T4" style:family="text">
      <style:text-properties officeooo:rsid="001c0930"/>
    </style:style>
    <style:style style:name="T5" style:family="text">
      <style:text-properties officeooo:rsid="001702db"/>
    </style:style>
    <style:style style:name="T6" style:family="text">
      <style:text-properties officeooo:rsid="001be8df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normal" officeooo:rsid="001702db" style:font-weight-asian="normal" style:font-weight-complex="normal"/>
    </style:style>
    <style:style style:name="T9" style:family="text">
      <style:text-properties style:text-underline-style="none" fo:font-weight="normal" officeooo:rsid="001743ef" style:font-weight-asian="normal" style:font-weight-complex="normal"/>
    </style:style>
    <style:style style:name="T10" style:family="text">
      <style:text-properties style:text-underline-style="none" fo:font-weight="normal" officeooo:rsid="0017a553" style:font-weight-asian="normal" style:font-weight-complex="normal"/>
    </style:style>
    <style:style style:name="T11" style:family="text">
      <style:text-properties style:text-underline-style="none" fo:font-weight="normal" officeooo:rsid="001087d0" style:font-weight-asian="normal" style:font-weight-complex="normal"/>
    </style:style>
    <style:style style:name="T12" style:family="text">
      <style:text-properties officeooo:rsid="001743ef"/>
    </style:style>
    <style:style style:name="T13" style:family="text">
      <style:text-properties officeooo:rsid="0018f5e8"/>
    </style:style>
    <style:style style:name="T14" style:family="text">
      <style:text-properties officeooo:rsid="0028a7c1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officeooo:rsid="0006ef41"/>
    </style:style>
    <style:style style:name="T17" style:family="text">
      <style:text-properties officeooo:rsid="0007abbc"/>
    </style:style>
    <style:style style:name="T18" style:family="text">
      <style:text-properties officeooo:rsid="001087d0"/>
    </style:style>
    <style:style style:name="T19" style:family="text">
      <style:text-properties officeooo:rsid="0010ae1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1"><text:span text:style-name="T2">Somatic Signatures and Plots</text:span><text:span text:style-name="T1"> Manual</text:span></text:p>
      <text:p text:style-name="P3">Nikita Desai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Table of Contents: </text:p>
      <text:list xml:id="list8765915103276894111" text:style-name="WW8Num1">
        <text:list-item>
          <text:p text:style-name="P6">Purpose of script</text:p>
        </text:list-item>
        <text:list-item>
          <text:p text:style-name="P7">Setting the working directory <text:span text:style-name="T4">and input file</text:span></text:p>
        </text:list-item>
        <text:list-item>
          <text:p text:style-name="P8">Adding required packages</text:p>
        </text:list-item>
        <text:list-item>
          <text:p text:style-name="P9">Submitting job(s) to cluster</text:p>
        </text:list-item>
        <text:list-item>
          <text:p text:style-name="P8">Output of<text:span text:style-name="T3"> script</text:span></text:p>
        </text:list-item>
      </text:list>
      <text:p text:style-name="P5"/>
      <text:p text:style-name="P10">1) <text:span text:style-name="T5">Purpose of script</text:span></text:p>
      <text:p text:style-name="P20">For each virus, based on the snvs in the merged files for each project with and without that virus expressed significantly, the somatic signatures script creates 5 plots for <text:span text:style-name="T18">up to 5 signatures for each project, with and without the virus being studied. </text:span></text:p>
      <text:p text:style-name="P26"/>
      <text:p text:style-name="P26"><text:span text:style-name="T6">2) </text:span>Setting the working directory:</text:p>
      <text:p text:style-name="P27"><text:span text:style-name="T8">H</text:span><text:span text:style-name="T7">ome directory (Directory the script should be run from): <text:s/></text:span><text:span text:style-name="T9">(user directory)/tumor_signatures</text:span></text:p>
      <text:p text:style-name="P11"/>
      <text:p text:style-name="P29"><text:span text:style-name="T8">Before </text:span><text:span text:style-name="T11">somatic_sig</text:span><text:span text:style-name="T9">.sh</text:span><text:span text:style-name="T8">, </text:span><text:span text:style-name="T10">the folder that the script will be run from needs to be set up. To set up the folder, the following steps need to be followed: </text:span></text:p>
      <text:p text:style-name="P12"/>
      <text:p text:style-name="P12">1. <text:span text:style-name="T18">snv_calling_and_merging.sh has to be run for that virus</text:span></text:p>
      <text:p text:style-name="P12"/>
      <text:p text:style-name="P12">2. <text:span text:style-name="T12">Copy these files from /u/ndesai/tumor_signatures/ into the home directory</text:span>:</text:p>
      <text:list xml:id="list427460913103437484" text:style-name="L1">
        <text:list-item>
          <text:p text:style-name="P21">somatic_signatures.R</text:p>
        </text:list-item>
        <text:list-item>
          <text:p text:style-name="P21">somatic_sigs.sh</text:p>
          <text:p text:style-name="P28"/>
        </text:list-item>
      </text:list>
      <text:p text:style-name="P26"><text:span text:style-name="T6">3</text:span>) <text:span text:style-name="T18">R packages needed to run:</text:span></text:p>
      <text:p text:style-name="P30">To run the somatic sigs script, the following libraries are required in R: SomaticSignatures and ggbio</text:p>
      <text:p text:style-name="P29"/>
      <text:p text:style-name="P24">4) Running jobs</text:p>
      <text:p text:style-name="P13">Once the directory is set up, the <text:s/>jobs can be run <text:span text:style-name="T4">(the jobs must be run from the home directory)</text:span>. There are two main options for running the jobs: either <text:span text:style-name="T14">a</text:span>) interactively through an interactive job submission window or <text:span text:style-name="T14">b</text:span>) by submitting the job to the cluster using qsub</text:p>
      <text:p text:style-name="P13"/>
      <text:p text:style-name="P13"><text:span text:style-name="T14">a</text:span>) <text:span text:style-name="T15">Interactive job submission</text:span></text:p>
      <text:p text:style-name="P13">To submit <text:span text:style-name="T13">snv linking and merging</text:span> jobs interactively, first launch an interactive job window using the following command in the command window on the head node of the oicr cluster: </text:p>
      <text:p text:style-name="P13"/>
      <text:p text:style-name="P13">&gt; qsh -cwd -l h_vmem=10G <text:span text:style-name="T16">&amp;</text:span></text:p>
      <text:p text:style-name="P13"/>
      <text:p text:style-name="P13">Once the interactive window has been launched, the module files paths have to be imported using: </text:p>
      <text:p text:style-name="P13"/>
      <text:p text:style-name="P13">&gt; source /oicr/cluster/etc/profile</text:p>
      <text:p text:style-name="P13">&gt; #!/bin/bash</text:p>
      <text:p text:style-name="P14">&gt; module load R/3.3.0</text:p>
      <text:p text:style-name="P13"/>
      <text:p text:style-name="P13">After this is done, the <text:span text:style-name="T13">snv linking and merging script can be run:</text:span></text:p>
      <text:p text:style-name="P13"/>
      <text:p text:style-name="P13">&gt; <text:span text:style-name="T18">Rscript somatic_signatures.R [virus]</text:span></text:p>
      <text:p text:style-name="P15"><text:soft-page-break/></text:p>
      <text:p text:style-name="P16">For example, to run <text:span text:style-name="T18">on HPV16 one would type: </text:span></text:p>
      <text:p text:style-name="P16"/>
      <text:p text:style-name="P13">&gt; <text:span text:style-name="T18">Rscript somatic_signatures.R HPV16</text:span></text:p>
      <text:p text:style-name="P15"/>
      <text:p text:style-name="P15"><text:span text:style-name="T14">b</text:span>) <text:span text:style-name="T15">Cluster job submission</text:span></text:p>
      <text:p text:style-name="P15">To submit the job through the cluster, the <text:span text:style-name="T18">somatic_sigs</text:span>.sh script has to be changed. The ‘source ~/python2.7-deb8/bin/activate’ line should reflect the python virtual environment where the needed packaged are loaded. </text:p>
      <text:p text:style-name="P15"/>
      <text:p text:style-name="P15">Once this is done, the job can be run by simply typing: </text:p>
      <text:p text:style-name="P15"/>
      <text:p text:style-name="P15">&gt; qsub<text:span text:style-name="T17"> -N somatic_signatures_(virus) -l h_vmem=20G somatic_sigs.sh (virus)</text:span></text:p>
      <text:p text:style-name="P16"/>
      <text:p text:style-name="P16">For example, to run on <text:span text:style-name="T17">HPV16, the following line would be typed: </text:span></text:p>
      <text:p text:style-name="P15"/>
      <text:p text:style-name="P15">&gt; qsub<text:span text:style-name="T17"> -N somatic_signatures_HPV16 -l h_vmem=20G somatic_sigs.sh HPV16</text:span></text:p>
      <text:p text:style-name="P17"/>
      <text:p text:style-name="P25">5. <text:span text:style-name="T17">Output </text:span></text:p>
      <text:p text:style-name="P25"/>
      <text:p text:style-name="P22">The script outputs 5 plots in the signature_results/(virus)_results/sig_plots folder: </text:p>
      <text:p text:style-name="P22"/>
      <text:p text:style-name="P22">1. (virus)_SomaticSigContributionBarGraph.<text:span text:style-name="T19">png</text:span>: <text:span text:style-name="T19">contains the occurence of signatures in sample groups in barchart format</text:span></text:p>
      <text:p text:style-name="P23">2. (virus)_SomaticSignaturesHeatmap.png: contains occurence of events in each signature in heatmap format</text:p>
      <text:p text:style-name="P23">3. (virus)_SomaticSignaturesBarplot.png: contains occurence of events in each signature in barplot format</text:p>
      <text:p text:style-name="P23">4. (virus)_FittedSignatureBarplot.png: plots fitted mutational spectra for each signature in each sample group</text:p>
      <text:p text:style-name="P23">5. (virus)_SignatureContributions_Heatmap.png: contains heatmap that shows the contribution of each signature to each sample group </text:p>
      <text:p text:style-name="P22"/>
      <text:p text:style-name="P22"/>
      <text:p text:style-name="P18"/>
      <text:p text:style-name="P19"/>
      <text:p text:style-name="P32"/>
      <text:p text:style-name="P32"/>
      <text:p text:style-name="P32"/>
      <text:p text:style-name="P32"/>
      <text:p text:style-name="P33"/>
      <text:p text:style-name="P34"/>
      <text:p text:style-name="P3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/>
    <style:font-face style:name="Liberation Serif1" svg:font-family="'Liberation Serif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WW8Num1z0" style:family="text"/>
    <style:style style:name="WW8Num1z1" style:family="text">
      <style:text-properties fo:font-size="14pt" fo:font-weight="bold" style:font-size-asian="14pt" style:font-weight-asian="bold" style:font-size-complex="14pt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7:11:31.733700999</meta:creation-date>
    <dc:date>2016-09-02T10:17:32.508329738</dc:date>
    <meta:editing-duration>PT12M40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3" meta:paragraph-count="46" meta:word-count="469" meta:character-count="3100" meta:non-whitespace-character-count="2670"/>
  </office:meta>
</office:document-meta>
</file>